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xmlns:officeooo="http://openoffice.org/2009/office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3410b"/>
    </style:style>
    <style:style style:name="T4" style:family="text">
      <style:text-properties style:text-underline-style="none" officeooo:rsid="0014210a"/>
    </style:style>
    <style:style style:name="T5" style:family="text">
      <style:text-properties officeooo:rsid="0013410b"/>
    </style:style>
    <style:style style:name="T6" style:family="text">
      <style:text-properties officeooo:rsid="0014210a"/>
    </style:style>
    <style:style style:name="T7" style:family="text">
      <style:text-properties officeooo:rsid="00171bba"/>
    </style:style>
    <style:style style:name="T8" style:family="text">
      <style:text-properties officeooo:rsid="001919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Method 1</text:p>
      <text:p text:style-name="Standard"/>
      <text:p text:style-name="Standard"/>
      <text:p text:style-name="Standard">Person (<text:span text:style-name="T1">ID</text:span>, Status, Phone#, Street, ZipCode, City, State, LastName, FirstName, DOB_Day, </text:p>
      <text:p text:style-name="Standard"><text:s text:c="13"/>DOB_Month, DOB_Year)</text:p>
      <text:p text:style-name="Standard"/>
      <text:p text:style-name="Standard">FDs:</text:p>
      <text:p text:style-name="Standard">ZipCode,State → City</text:p>
      <text:p text:style-name="Standard">ID → Status,FirstName,LastName,DOB_Day,DOB_Month,DOB_Year</text:p>
      <text:p text:style-name="Standard">Phone#</text:p>
      <text:p text:style-name="Standard">Street</text:p>
      <text:p text:style-name="Standard"/>
      <text:p text:style-name="Standard">Normal Form: BCNF/3NF</text:p>
      <text:p text:style-name="Standard"/>
      <text:p text:style-name="Standard"/>
      <text:p text:style-name="Standard">Employee ( DeptName, <text:span text:style-name="T1">EID</text:span>)</text:p>
      <text:p text:style-name="Standard"/>
      <text:p text:style-name="Standard">FDs:</text:p>
      <text:p text:style-name="Standard">EID → DeptName</text:p>
      <text:p text:style-name="Standard"/>
      <text:p text:style-name="Standard">Normal Form: BCNF</text:p>
      <text:p text:style-name="Standard"/>
      <text:p text:style-name="Standard"/>
      <text:p text:style-name="Standard">Customer (PolicyAgree, <text:span text:style-name="T1">CID</text:span>)</text:p>
      <text:p text:style-name="Standard"/>
      <text:p text:style-name="Standard">FDs:</text:p>
      <text:p text:style-name="Standard">CID → PolicyAgree</text:p>
      <text:p text:style-name="Standard"/>
      <text:p text:style-name="Standard">Normal Form: BCNF</text:p>
      <text:p text:style-name="Standard"/>
      <text:p text:style-name="Standard"/>
      <text:p text:style-name="Standard">ServRep (<text:span text:style-name="T1">SRID</text:span>)</text:p>
      <text:p text:style-name="Standard"/>
      <text:p text:style-name="Standard">FDs:</text:p>
      <text:p text:style-name="Standard">SRID</text:p>
      <text:p text:style-name="Standard"/>
      <text:p text:style-name="Standard">Normal Form: BCNF</text:p>
      <text:p text:style-name="Standard"/>
      <text:p text:style-name="Standard"/>
      <text:p text:style-name="Standard">Data Base Administrator (<text:span text:style-name="T1">DID</text:span>)</text:p>
      <text:p text:style-name="Standard"/>
      <text:p text:style-name="Standard">FDs:</text:p>
      <text:p text:style-name="Standard">DID</text:p>
      <text:p text:style-name="Standard"/>
      <text:p text:style-name="Standard">Normal Form: BCNF</text:p>
      <text:p text:style-name="Standard"/>
      <text:p text:style-name="Standard"/>
      <text:p text:style-name="Standard"/>
      <text:p text:style-name="Standard"/>
      <text:p text:style-name="Standard"><text:soft-page-break/>Manager (<text:span text:style-name="T1">MID</text:span>)</text:p>
      <text:p text:style-name="Standard"/>
      <text:p text:style-name="Standard">FDs:</text:p>
      <text:p text:style-name="Standard">MID</text:p>
      <text:p text:style-name="Standard"/>
      <text:p text:style-name="Standard">Normal Form: BCNF</text:p>
      <text:p text:style-name="Standard"/>
      <text:p text:style-name="Standard"/>
      <text:p text:style-name="Standard">Transactions (<text:span text:style-name="T1">TransID</text:span>, Day, Month, Time, Year)</text:p>
      <text:p text:style-name="Standard"/>
      <text:p text:style-name="Standard">FDs:</text:p>
      <text:p text:style-name="Standard">TransID → Day,Month,Time,Year</text:p>
      <text:p text:style-name="Standard"/>
      <text:p text:style-name="Standard">Normal Form: BCNF/3NF</text:p>
      <text:p text:style-name="Standard"/>
      <text:p text:style-name="Standard"/>
      <text:p text:style-name="Standard">**Orders (Quantity, PayAmt, <text:span text:style-name="T2">Invoice#</text:span>, M<text:span text:style-name="T3">ID,</text:span> <text:span text:style-name="T1">Trans_ID</text:span>, <text:span text:style-name="T2">KeyCode</text:span>) </text:p>
      <text:p text:style-name="Standard">**original table converted <text:span text:style-name="T8">to two tables </text:span>to increase normalization</text:p>
      <text:p text:style-name="Standard"/>
      <text:p text:style-name="Standard">Orders_Invoice (Quantity, PayAmt, Invoice#, <text:span text:style-name="T1">Trans_ID</text:span>)<text:span text:style-name="T5">Trans_ID ref TransID</text:span></text:p>
      <text:p text:style-name="Standard"/>
      <text:p text:style-name="Standard">FDs:</text:p>
      <text:p text:style-name="Standard">Invoice# → Quantity,PayAmt, <text:span text:style-name="T7">TransID</text:span></text:p>
      <text:p text:style-name="Standard">TransID → Invoice#</text:p>
      <text:p text:style-name="Standard"/>
      <text:p text:style-name="Standard">Normal Form: 3NF</text:p>
      <text:p text:style-name="Standard"/>
      <text:p text:style-name="Standard"/>
      <text:p text:style-name="Standard">Orders (<text:span text:style-name="T1">Trans_ID</text:span>, KeyCode, MID) MID ref MID, <text:span text:style-name="T5">Trans_ID ref TransID, KeyCode ref Key_Code</text:span></text:p>
      <text:p text:style-name="Standard"/>
      <text:p text:style-name="Standard">FDs: </text:p>
      <text:p text:style-name="Standard">TransID → Key_Code,MID</text:p>
      <text:p text:style-name="Standard">Key_Code → TransID,MID </text:p>
      <text:p text:style-name="Standard"/>
      <text:p text:style-name="Standard">Normal Form: 3NF</text:p>
      <text:p text:style-name="Standard"/>
      <text:p text:style-name="Standard"/>
      <text:p text:style-name="Standard">Games (<text:span text:style-name="T1">Key_Code</text:span>, Avail_To_Buy, Developer, Platform, Genre, Title, Price)</text:p>
      <text:p text:style-name="Standard"/>
      <text:p text:style-name="Standard">FDs:</text:p>
      <text:p text:style-name="Standard">Key_Code → Developer,Platform,Genre,Title,Price, <text:span text:style-name="T7">Avail_To_Buy (superkey)</text:span></text:p>
      <text:p text:style-name="Standard">Platform → Developer (trivial)</text:p>
      <text:p text:style-name="Standard"/>
      <text:p text:style-name="Standard">Normal Form: 3NF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upplier ( <text:span text:style-name="T1">SID</text:span>, Phone#, Co_Name, State, Street, City, Zipcode)</text:p>
      <text:p text:style-name="Standard"/>
      <text:p text:style-name="Standard">FDs:</text:p>
      <text:p text:style-name="Standard">Zipcode,State → City</text:p>
      <text:p text:style-name="Standard">SID → Co_Name, <text:span text:style-name="T6">Phone#</text:span></text:p>
      <text:p text:style-name="Standard">Street</text:p>
      <text:p text:style-name="Standard"/>
      <text:p text:style-name="Standard">Normal Form: BCNF/3NF</text:p>
      <text:p text:style-name="Standard"/>
      <text:p text:style-name="Standard"/>
      <text:p text:style-name="Standard">Purchase (<text:span text:style-name="T2">CID</text:span>, <text:span text:style-name="T6">K</text:span><text:span text:style-name="T2">ey_Code</text:span> , <text:span text:style-name="T1">Trans_ID</text:span><text:span text:style-name="T2">, Total, Last</text:span><text:span text:style-name="T4">4</text:span><text:span text:style-name="T2">_C</text:span><text:span text:style-name="T4">C</text:span><text:span text:style-name="T2">#</text:span>)</text:p>
      <text:p text:style-name="Standard"/>
      <text:p text:style-name="Standard">FDs:</text:p>
      <text:p text:style-name="Standard">Trans_ID → Total,Last4_CC#,CID, Key_Code</text:p>
      <text:p text:style-name="Standard">Key_Code → CID,Trans_ID </text:p>
      <text:p text:style-name="Standard"/>
      <text:p text:style-name="Standard">Normal Form: 3NF</text:p>
      <text:p text:style-name="Standard"/>
      <text:p text:style-name="Standard"/>
      <text:p text:style-name="Standard">Supplies (<text:span text:style-name="T1">SID</text:span>, <text:span text:style-name="T1">Key_Code</text:span>)</text:p>
      <text:p text:style-name="Standard"/>
      <text:p text:style-name="Standard">FDs:</text:p>
      <text:p text:style-name="Standard">Key_Code → SID</text:p>
      <text:p text:style-name="Standard"/>
      <text:p text:style-name="Standard">Normal Form: 3NF</text:p>
      <text:p text:style-name="Standard"/>
      <text:p text:style-name="Standard"/>
      <text:p text:style-name="Standard">Contacts (<text:span text:style-name="T1">TransID</text:span>, CID, SRID, pur<text:span text:style-name="T6">chase</text:span>_ref_#)</text:p>
      <text:p text:style-name="Standard"/>
      <text:p text:style-name="Standard">FDs:</text:p>
      <text:p text:style-name="Standard">purchase_ref_# → CID (purchase_ref_# not part of any candidate key)</text:p>
      <text:p text:style-name="Standard">TransID → CID,SRID</text:p>
      <text:p text:style-name="Standard"/>
      <text:p text:style-name="Standard">Normal Form: 2N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10-11T14:05:07</meta:creation-date>
    <dc:date>2014-10-13T12:56:41</dc:date>
    <meta:editing-duration>PT02H03M07S</meta:editing-duration>
    <meta:editing-cycles>10</meta:editing-cycles>
    <meta:generator>OpenOffice.org/3.0$Linux OpenOffice.org_project/300m15$Build-9379</meta:generator>
    <meta:print-date>2014-10-11T14:19:31</meta:print-date>
    <meta:document-statistic meta:table-count="0" meta:image-count="0" meta:object-count="0" meta:page-count="3" meta:paragraph-count="70" meta:word-count="233" meta:character-count="1699"/>
    <meta:user-defined meta:name="Info 1"/>
    <meta:user-defined meta:name="Info 2"/>
    <meta:user-defined meta:name="Info 3"/>
    <meta:user-defined meta:name="Info 4"/>
  </office:meta>
</office:document-meta>
</file>